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solid" style:text-underline-width="auto" style:text-underline-color="font-color" officeooo:rsid="001bc5bc" officeooo:paragraph-rsid="001bc5bc"/>
    </style:style>
    <style:style style:name="P2" style:family="paragraph" style:parent-style-name="Standard">
      <style:text-properties fo:color="#000000" loext:opacity="100%" style:text-underline-style="solid" style:text-underline-width="auto" style:text-underline-color="font-color" officeooo:rsid="001ebf1c" officeooo:paragraph-rsid="001ebf1c"/>
    </style:style>
    <style:style style:name="P3" style:family="paragraph" style:parent-style-name="Standard">
      <style:text-properties fo:color="#000000" loext:opacity="100%" style:text-underline-style="none" officeooo:rsid="001ee980" officeooo:paragraph-rsid="001ee980"/>
    </style:style>
    <style:style style:name="P4" style:family="paragraph" style:parent-style-name="Standard">
      <style:text-properties fo:color="#000000" loext:opacity="100%" style:text-underline-style="none" officeooo:rsid="001f8bdc" officeooo:paragraph-rsid="001f8bdc"/>
    </style:style>
    <style:style style:name="P5" style:family="paragraph" style:parent-style-name="Standard">
      <style:text-properties fo:color="#000000" loext:opacity="100%" style:text-underline-style="none" officeooo:rsid="0020bc83" officeooo:paragraph-rsid="0020bc83"/>
    </style:style>
    <style:style style:name="P6" style:family="paragraph" style:parent-style-name="Standard">
      <style:text-properties fo:color="#000000" loext:opacity="100%" style:text-underline-style="none" officeooo:rsid="00232afe" officeooo:paragraph-rsid="00232afe"/>
    </style:style>
    <style:style style:name="P7" style:family="paragraph" style:parent-style-name="Standard">
      <style:text-properties fo:color="#000000" loext:opacity="100%" style:text-underline-style="solid" style:text-underline-width="auto" style:text-underline-color="font-color" officeooo:rsid="001bc5bc" officeooo:paragraph-rsid="001bc5bc"/>
    </style:style>
    <style:style style:name="P8" style:family="paragraph" style:parent-style-name="Standard">
      <style:text-properties fo:color="#000000" loext:opacity="100%" style:text-underline-style="none" officeooo:rsid="00232afe" officeooo:paragraph-rsid="00232afe"/>
    </style:style>
    <style:style style:name="P9" style:family="paragraph" style:parent-style-name="Standard">
      <style:text-properties fo:color="#000000" loext:opacity="100%" style:text-underline-style="none" officeooo:rsid="0025ccdb" officeooo:paragraph-rsid="0025ccdb"/>
    </style:style>
    <style:style style:name="P10" style:family="paragraph" style:parent-style-name="Standard">
      <style:text-properties fo:color="#000000" loext:opacity="100%" style:text-underline-style="none" officeooo:rsid="0028d904" officeooo:paragraph-rsid="0028d904"/>
    </style:style>
    <style:style style:name="P11" style:family="paragraph" style:parent-style-name="Standard">
      <style:text-properties fo:color="#000000" loext:opacity="100%" style:text-underline-style="none" officeooo:rsid="00295653" officeooo:paragraph-rsid="00295653"/>
    </style:style>
    <style:style style:name="P12" style:family="paragraph" style:parent-style-name="Standard">
      <style:text-properties fo:color="#000000" loext:opacity="100%" style:text-underline-style="none" officeooo:rsid="0029dac0" officeooo:paragraph-rsid="0029dac0"/>
    </style:style>
    <style:style style:name="P13" style:family="paragraph" style:parent-style-name="Standard">
      <style:text-properties fo:color="#000000" loext:opacity="100%" style:text-underline-style="none" officeooo:rsid="002b4d25" officeooo:paragraph-rsid="002b4d25"/>
    </style:style>
    <style:style style:name="P14" style:family="paragraph" style:parent-style-name="Standard">
      <style:text-properties fo:color="#000000" loext:opacity="100%" style:text-underline-style="none" officeooo:rsid="002bbaa7" officeooo:paragraph-rsid="002bbaa7"/>
    </style:style>
    <style:style style:name="P15" style:family="paragraph" style:parent-style-name="Standard">
      <style:text-properties fo:color="#000000" loext:opacity="100%" style:text-underline-style="none" officeooo:rsid="002ca2d2" officeooo:paragraph-rsid="002ca2d2"/>
    </style:style>
    <style:style style:name="P16" style:family="paragraph" style:parent-style-name="Standard">
      <style:text-properties fo:color="#000000" loext:opacity="100%" style:text-underline-style="none" officeooo:rsid="002d5fc8" officeooo:paragraph-rsid="002d5fc8"/>
    </style:style>
    <style:style style:name="T1" style:family="text">
      <style:text-properties fo:color="#c9211e" loext:opacity="100%" officeooo:rsid="001bc5bc"/>
    </style:style>
    <style:style style:name="T2" style:family="text">
      <style:text-properties fo:color="#c9211e" loext:opacity="100%" fo:font-size="50pt" officeooo:rsid="001bc5bc" style:font-size-asian="50pt" style:font-size-complex="50pt"/>
    </style:style>
    <style:style style:name="T3" style:family="text">
      <style:text-properties fo:color="#c9211e" loext:opacity="100%" fo:font-size="50pt" officeooo:rsid="001ee980" style:font-size-asian="50pt" style:font-size-complex="50pt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d6d72"/>
    </style:style>
    <style:style style:name="T6" style:family="text">
      <style:text-properties officeooo:rsid="00213f4e"/>
    </style:style>
    <style:style style:name="T7" style:family="text">
      <style:text-properties officeooo:rsid="00232afe"/>
    </style:style>
    <style:style style:name="T8" style:family="text">
      <style:text-properties officeooo:rsid="0025edd4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29dbab"/>
    </style:style>
    <style:style style:name="T11" style:family="text">
      <style:text-properties officeooo:rsid="002bba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2">Cours sur le </text:span><text:span text:style-name="T3">C</text:span><text:span text:style-name="T2">loud </text:span></text:p>
      <text:p text:style-name="Standard"/>
      <text:p text:style-name="Standard"/>
      <text:p text:style-name="P1">Le cloud : <text:span text:style-name="T4"><text:s/></text:span><text:span text:style-name="T5">serveurs accessibles sur internet et hébergé dans des Datacenters. </text:span></text:p>
      <text:p text:style-name="P1"/>
      <text:p text:style-name="P2"><text:span text:style-name="T5">S</text:span><text:span text:style-name="T4">erveur tour (PC), serveur rack (dans des baies) et serveur lame (serveur dédié). </text:span></text:p>
      <text:p text:style-name="P2"/>
      <text:p text:style-name="P3"/>
      <text:p text:style-name="P3">Un besoin =&gt; en CPU, ROM, RAM </text:p>
      <text:p text:style-name="P3">Une baie a besoin d’électricité, internet</text:p>
      <text:p text:style-name="P3"/>
      <text:p text:style-name="P3">Il est important de mettre un hyperviseur (VmWare, HyperV, ProxMox)</text:p>
      <text:p text:style-name="P4">Un cpu, on peut le virtualiser et monitorer les vcpu selon utilisations. Donc on mutualise</text:p>
      <text:p text:style-name="P4"/>
      <text:p text:style-name="P5">U pour les baies ou Unité correspond à la hauteur normalisé d’un équipement électronique. <text:span text:style-name="T6">Dans la baie tout est rac</text:span><text:span text:style-name="T7">k</text:span><text:span text:style-name="T6">able. </text:span></text:p>
      <text:p text:style-name="P5"/>
      <text:p text:style-name="P6">Internet = faire communiquer les différents utilisateurs à travers le monde. </text:p>
      <text:p text:style-name="P6"/>
      <text:p text:style-name="P6"/>
      <text:p text:style-name="P9">Les logiciels d’entreprise =&gt; Téléphonie, sauvegardes, ERP, gestionnaire de fichiers, tchat, etc. </text:p>
      <text:p text:style-name="P6"/>
      <text:p text:style-name="P9">LE but est de comprendre le besoin entre hébergé les applications chez moi <text:span text:style-name="T8">(propre responsabilité)</text:span>ou chez un hébergeur <text:span text:style-name="T8">(responsabilité partagé)</text:span>. </text:p>
      <text:p text:style-name="P9"/>
      <text:p text:style-name="P10">Selon la criticité des établissements possibilité d’avoir deux ligne internet avec deux moyens. </text:p>
      <text:p text:style-name="P10"/>
      <text:p text:style-name="P11">Le cloud permet au client de décharger des couches basses. </text:p>
      <text:p text:style-name="P11"/>
      <text:p text:style-name="P12"><text:span text:style-name="T9">Data center :</text:span> mutualisé l’ensemble des besoins (internet, consommation etc.). Le datacenter a des données et des normes. Il invistie dans du matériel de qualité. <text:span text:style-name="T10">Tout le monde est gagnant. </text:span></text:p>
      <text:p text:style-name="P12"/>
      <text:p text:style-name="P13">Type de cloud : IaaS (infra), PaaS (platform), SaaS (software) <text:span text:style-name="T11">différence selon les options à manager </text:span></text:p>
      <text:p text:style-name="P13"/>
      <text:p text:style-name="P13">as a Service = un tiers se charge de fournir un serveur </text:p>
      <text:p text:style-name="P13"/>
      <text:p text:style-name="P14">Cloud privé =&gt; lien direct sans passée par du public et donc possible vol de données (par l’opérateur)</text:p>
      <text:p text:style-name="P14"/>
      <text:p text:style-name="P15">Cloud public =&gt; passe par internet</text:p>
      <text:p text:style-name="P13"/>
      <text:p text:style-name="P16">Le cloud privé à des meilleurs performances avec une meilleure sécurité mais forcément cela implique un prix beaucoup plus élevé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4:13:00.658123224</meta:creation-date>
    <dc:date>2024-09-27T11:49:09.558144663</dc:date>
    <meta:editing-duration>PT2H56M44S</meta:editing-duration>
    <meta:editing-cycles>19</meta:editing-cycles>
    <meta:generator>LibreOffice/7.4.7.2$Linux_X86_64 LibreOffice_project/40$Build-2</meta:generator>
    <meta:document-statistic meta:table-count="0" meta:image-count="0" meta:object-count="0" meta:page-count="1" meta:paragraph-count="19" meta:word-count="255" meta:character-count="1619" meta:non-whitespace-character-count="1367"/>
  </office:meta>
</office:document-meta>
</file>